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end" style:justify-single-word="false"/>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style:text-line-through-style="solid"/>
    </style:style>
    <style:style style:name="T3" style:family="text">
      <style:text-properties style:text-line-through-style="solid" style:text-underline-style="none"/>
    </style:style>
    <style:style style:name="T4" style:family="text">
      <style:text-properties style:text-line-through-style="none"/>
    </style:style>
    <style:style style:name="T5" style:family="text">
      <style:text-properties style:text-line-through-style="none" style:text-underline-style="solid" style:text-underline-width="auto" style:text-underline-color="font-color"/>
    </style:style>
    <style:style style:name="T6" style:family="text">
      <style:text-properties style:text-line-through-style="none"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MBx10FF9_17</text:p>
      <text:p text:style-name="P1"><text:span text:style-name="T1">American Genizah Project: Partnership for Posterity</text:span></text:p>
      <text:p text:style-name="P1">Sabato Morais Collection Catalogue Template</text:p>
      <text:p text:style-name="P2"/>
      <text:p text:style-name="P2">Cataloguer: Heather Newlin</text:p>
      <text:p text:style-name="P2"/>
      <text:p text:style-name="P2"/>
      <text:p text:style-name="P2">I. Provenance</text:p>
      <text:p text:style-name="P2"/>
      <text:p text:style-name="P2">Source: CAJS Sabato Morais Papers</text:p>
      <text:p text:style-name="P2">Location: Box 10, FF 9</text:p>
      <text:p text:style-name="P2">Restrictions: ?</text:p>
      <text:p text:style-name="P2"/>
      <text:p text:style-name="P2">II. Descriptive Metadata</text:p>
      <text:p text:style-name="P2"/>
      <text:p text:style-name="P2">Script<text:tab/><text:tab/><text:tab/><text:tab/><text:tab/><text:tab/>Manuscript<text:tab/></text:p>
      <text:p text:style-name="P2"><text:s/>(manuscript or typescript) <text:tab/><text:tab/><text:tab/><text:tab/></text:p>
      <text:p text:style-name="P2">Language (s)<text:tab/><text:tab/><text:tab/><text:tab/><text:tab/>English<text:tab/><text:tab/><text:tab/><text:tab/><text:tab/></text:p>
      <text:p text:style-name="P2">Author of letter<text:tab/><text:tab/><text:tab/><text:tab/>Sabato Morais<text:tab/></text:p>
      <text:p text:style-name="P2">Signed letter<text:tab/><text:tab/><text:tab/><text:tab/><text:tab/></text:p>
      <text:p text:style-name="P2">Unsigned letter</text:p>
      <text:p text:style-name="P2">Dictated letter</text:p>
      <text:p text:style-name="P2">Anonymous</text:p>
      <text:p text:style-name="P2">Addressee of letter<text:tab/><text:tab/><text:tab/><text:tab/></text:p>
      <text:p text:style-name="P2">Addressee as “Editor”<text:tab/><text:tab/><text:tab/><text:tab/></text:p>
      <text:p text:style-name="P2">Date (derived from Hebrew Date)<text:tab/><text:tab/></text:p>
      <text:p text:style-name="P2">Date (derived from Gregorian calendar)<text:tab/>May 1891</text:p>
      <text:p text:style-name="P2">Month<text:tab/><text:tab/><text:tab/><text:tab/><text:tab/><text:tab/>May</text:p>
      <text:p text:style-name="P2">Year<text:tab/><text:tab/><text:tab/><text:tab/><text:tab/><text:tab/>1891</text:p>
      <text:p text:style-name="P2">Hebrew Date<text:tab/><text:tab/><text:tab/><text:tab/><text:tab/></text:p>
      <text:p text:style-name="P2">Undated</text:p>
      <text:p text:style-name="P2">City<text:tab/><text:tab/><text:tab/><text:tab/><text:tab/><text:tab/>Philadelphia</text:p>
      <text:p text:style-name="P2">State<text:tab/><text:tab/><text:tab/><text:tab/><text:tab/><text:tab/>PA</text:p>
      <text:p text:style-name="P2">Country<text:tab/><text:tab/><text:tab/><text:tab/><text:tab/>USA</text:p>
      <text:p text:style-name="P2">Subject<text:tab/><text:tab/><text:tab/><text:tab/><text:tab/>Yom Kippur.</text:p>
      <text:p text:style-name="P2">Keywords</text:p>
      <text:p text:style-name="P2"/>
      <text:p text:style-name="P2"/>
      <text:p text:style-name="P2">III. Document Types</text:p>
      <text:p text:style-name="P2"/>
      <text:p text:style-name="P2">Correspondence<text:tab/><text:tab/><text:tab/><text:tab/></text:p>
      <text:p text:style-name="P2">(Synagogue) Sermon<text:tab/><text:tab/><text:tab/><text:tab/>Y</text:p>
      <text:p text:style-name="P2">(Public) Discourse</text:p>
      <text:p text:style-name="P2">Literary Document<text:tab/><text:tab/><text:tab/><text:tab/></text:p>
      <text:p text:style-name="P2">Legal Document</text:p>
      <text:p text:style-name="P2">Receipts</text:p>
      <text:p text:style-name="P2">Newspaper Clipping</text:p>
      <text:p text:style-name="P2">Greeting Card</text:p>
      <text:p text:style-name="P2">Calling Card</text:p>
      <text:p text:style-name="P2"><text:soft-page-break/></text:p>
      <text:p text:style-name="P2"/>
      <text:p text:style-name="P2">IV. Physical Features </text:p>
      <text:p text:style-name="P2"/>
      <text:p text:style-name="P2">Condition (e.g. fragile)<text:tab/><text:tab/><text:tab/></text:p>
      <text:p text:style-name="P2">Paper size (letter or legal size)<text:tab/><text:tab/></text:p>
      <text:p text:style-name="P2">Number of Pages<text:tab/><text:tab/><text:tab/><text:tab/>8</text:p>
      <text:p text:style-name="P2">Number of Sheets<text:tab/><text:tab/><text:tab/><text:tab/>3</text:p>
      <text:p text:style-name="P2">Fragment<text:tab/><text:tab/><text:tab/><text:tab/><text:tab/></text:p>
      <text:p text:style-name="P2">Pagination </text:p>
      <text:p text:style-name="P2">Foliation</text:p>
      <text:p text:style-name="P2">Additional Numeration</text:p>
      <text:p text:style-name="P2">Envelope<text:tab/><text:tab/><text:tab/><text:tab/><text:tab/></text:p>
      <text:p text:style-name="P2">Stamp<text:tab/><text:tab/><text:tab/><text:tab/><text:tab/><text:tab/></text:p>
      <text:p text:style-name="P2">Postma<text:tab/>rk<text:tab/><text:tab/><text:tab/><text:tab/><text:tab/></text:p>
      <text:p text:style-name="P2">Wax seal<text:tab/><text:tab/><text:tab/><text:tab/><text:tab/></text:p>
      <text:p text:style-name="P2"/>
      <text:p text:style-name="P2">V. Added entries </text:p>
      <text:p text:style-name="P2"/>
      <text:p text:style-name="P2">Additional names mentioned: </text:p>
      <text:p text:style-name="P2">Additional Places mentioned: </text:p>
      <text:p text:style-name="P2">Additional Dates mentioned:</text:p>
      <text:p text:style-name="P2"/>
      <text:p text:style-name="P2">VI. Notes</text:p>
      <text:p text:style-name="P2"/>
      <text:p text:style-name="P2">VII Transcription</text:p>
      <text:p text:style-name="P6">(Symbols: ?=uncertain; []=supplied information; /=end of line)</text:p>
      <text:p text:style-name="P6"/>
      <text:p text:style-name="P6">[Letterhead]</text:p>
      <text:p text:style-name="P7">S. MORAIS,/</text:p>
      <text:p text:style-name="P7">546 N. FIFTH STREET,/</text:p>
      <text:p text:style-name="P7">PHILADELPHIA./</text:p>
      <text:p text:style-name="P7"/>
      <text:p text:style-name="P6">[Front Cover]</text:p>
      <text:p text:style-name="P6">[Note: The number "73" is written in pencil and circled in the top right corner of the page.]</text:p>
      <text:p text:style-name="P8">May(/)91/</text:p>
      <text:p text:style-name="P7">On Philo Judea/</text:p>
      <text:p text:style-name="P7">in connection with the fast on the day of atonement/</text:p>
      <text:p text:style-name="P7"/>
      <text:p text:style-name="P6">[Page 1]</text:p>
      <text:p text:style-name="P6">In a series of lectures which I delivered before this/ congregation in <text:span text:style-name="T2">years</text:span><text:span text:style-name="T4"> times past, I had occasion to mention/ a Jew who lived over eighteen hundred years ago. <text:s/>Admirable/ he was in his personal character, great </text:span><text:span text:style-name="T2">he</text:span><text:span text:style-name="T4"> was he in his/ learning. <text:s/>yet, deserving as the man would have been of a/ world-wide reputation, he does not enjoy the universally/ popular fame which others, perhaps not quite so meritorious,/ have acquired. <text:s/>Searching for the motives, we may dis-/-cover them in two connecting circumstances. <text:s/>First:/ the noble-minded Jew who did with singleness of pur-/-pose labor for the honor of his people and religion, had/ his home far away from a centre of Judaism; secondly,/ his pen, which yeilded[sic!] plentifully was </text:span><text:span text:style-name="T2">necessarily</text:span><text:span text:style-name="T4"> unavoidably/ guided by </text:span><text:span text:style-name="T2">a</text:span><text:span text:style-name="T4"> non-Jewish </text:span><text:span text:style-name="T2">philosophy</text:span><text:span text:style-name="T4"> influences. <text:s/>Philo, or,/ as Hebrew authors </text:span><text:span text:style-name="T2">authors</text:span><text:span text:style-name="T4"> call him </text:span><text:span text:style-name="T5">Yedidjah Ha Lech-</text:span><text:span text:style-name="T6">/ </text:span><text:span text:style-name="T5">sandri</text:span><text:span text:style-name="T6">-, might have attained the </text:span><text:soft-page-break/><text:span text:style-name="T6">same degree of ce-/-lebrity among all classes of his coreligionists, as his/ Palestinian contemporary, Josephus, had not his/ birth-place been in Egypt. <text:s/>He flourished in Alex-/-andria and his thoughts were shaped after the philosophic sys-/-tem prevailing </text:span><text:span text:style-name="T3">in his time and</text:span><text:span text:style-name="T6"> then in his native land./ <text:s/>The vast erudition which he possessed, and which/</text:span></text:p>
      <text:p text:style-name="P6"><text:span text:style-name="T6"/></text:p>
      <text:p text:style-name="P6"><text:span text:style-name="T6">[Page 2]</text:span></text:p>
      <text:p text:style-name="P6"><text:span text:style-name="T6">he made subservient to </text:span><text:span text:style-name="T3">a</text:span><text:span text:style-name="T6"> sublime ends was not/ drawn from Hebrew sources. <text:s/>It has been even ques-/-tioned whether he could read the Bible understandingly/ in the original text. <text:s/>An Italian Rabbi of the/ XVIth century of the common era, a Rabbi who may be termed/ the father of modern Jewish cities, acknow-/-ledging the excellencies of the Alexandrian/ Jew in his individuality and in his </text:span><text:span text:style-name="T3">literary</text:span><text:span text:style-name="T6"> productions,/ concludes nevertheless that neither Hebrew, nor/ Aramaic, its kindred language, was known to him/ who enriched literature with scores of treatises in/ classical Greek. <text:s/>All things considered, Philo/ can lay claim to our reverence for his steadfast en-/-deavour to shame the Jews of his days into the belief/ and the observance of the laws of Moses. <text:s/>With/ </text:span><text:span text:style-name="T3">a</text:span><text:span text:style-name="T6"> masterly ability, he showed that Plato and/ Aristotle, whom many of his coreligionists in Egypt/ preferred to the prophet of Sinai, ranked below/ the man who created a </text:span><text:span text:style-name="T3">people</text:span><text:span text:style-name="T6"> nation hallowed to virtue./ <text:s/>But more than veneration by reason of his splendid/ capacities so righteously directed, we owe him gra-/-titude for his personal services./</text:span></text:p>
      <text:p text:style-name="P6"><text:span text:style-name="T6"/></text:p>
      <text:p text:style-name="P6"><text:span text:style-name="T6">[Page 3]</text:span></text:p>
      <text:p text:style-name="P6"><text:span text:style-name="T6">When the mad Caligula, to gratify an insatiable/ ambition, demanded that the Jews of Alexandria,/ worship his image in their Synagogue, as that of a god, Philo, though/ advanced in life, headed a deputation to Rome, </text:span><text:span text:style-name="T3">seeking</text:span><text:span text:style-name="T6"> sent/ to divert the mind of the wretched emperor from its/ </text:span><text:span text:style-name="T3">wicked</text:span><text:span text:style-name="T6"> impious design. <text:s/>But the high esteem in which/ I hold the brilliant writer and pious Israelite, can-/-not induce me to follow his lead in his interpre-/-tation of the Scriptures. <text:s/>Philo's unacquaint-/-ance with Hebrew, and his strong leaning to Greek/ metaphysics, caused him often to apply to Holy Writ/ a sense altogether foreign to it. <text:s/>In his anxiety/ to find a perfect identity between the tenets of the/ sacred code and the sciences of his age, he fell into/ frequent errors. <text:s/>Specially at fault is he, when/ allegorizing on that which is plain history, and/ calling symbols what are simply divine commands./ <text:s/>He meant it well, I am certain. <text:s/>He wished to/ silence many of those born in our faith, who cavilled/ at the narratives, or at the precepts of the five books,/ but it did not occur to the good man that by a me-/-taphysical process all the ordinances of the Law, might/</text:span></text:p>
      <text:p text:style-name="P6"><text:span text:style-name="T6"/></text:p>
      <text:p text:style-name="P6"><text:span text:style-name="T6">[Page 4]</text:span></text:p>
      <text:p text:style-name="P6"><text:span text:style-name="T6">be explained away. <text:s/>If, for instance, the/ sanctity of the Sabbath is based on a Pythagorean/ notion regarding the properties of the number seven,/ or if the unleavened bread of Passover signifies the/ importance of bringing under control passions that swell/ in our breast. <text:s/>Why shall </text:span><text:span text:style-name="T3">think</text:span><text:span text:style-name="T6"> I, who care nothing for Pythagoras' speculations, or you who may conceive to be able to check your propensities, pay regard to the rules of the seventh day and the unfermented cakes! <text:s/>Thou know what a strong handle would be thus given </text:span><text:span text:style-name="T3">to who</text:span><text:span text:style-name="T6"> to Jews who are ill at ease under all religious re-/-straints, to strike off ritual Judaism! <text:s/>I do not/ insinuate that Philo, in his reasonings, aimed at such/ an issue; for there is every cause to believe that he/ was stanch[sic!] in his observances, but that which he would/ have been loth to part with, was cast aside by many/ others. <text:s/>In fact, Alexandrian Jews, bore the un-/-enviable reputation of being audaciously self sufficient,/ disinclined to submit to rules that curb our ani-/-mal appetites. <text:s/>The very best among them, Philo,/ may slightly, though innocently, have contributed/ to that result. <text:s/>But in reading his/ treatise on "the festivals" of the Lord, I was gratified/ to find</text:span><text:span text:style-name="T3">ing</text:span><text:span text:style-name="T6"> that a Jew of upwards of eighteen hundred/ years ago, a Jew not open to the charge of being biased by/ Rabbinical subletics, as some will call ancestral/</text:span></text:p>
      <text:p text:style-name="P6"><text:span text:style-name="T6"/></text:p>
      <text:p text:style-name="P6"><text:soft-page-break/><text:span text:style-name="T6">[Page 5]</text:span></text:p>
      <text:p text:style-name="P6"><text:span text:style-name="T6">traditions; a Jew, possibly ignorant of the exact/ words and by Moses in his inspired volumes, when/ referring to the day of atonement, mentions it as/ "the greatest of the festivals," alleging three reasons for it./ <text:s/>First, because to be indifferent to meat and drink, evin-/-ces a capacity to rise above our national nature;/ secondly, because to devote a day from morning till/ evening to prayer, imploring pardon and hoping for mercy,/ illustrates the sentiment of our dependence upon </text:span><text:span text:style-name="T3">the</text:span><text:span text:style-name="T6"> a/ </text:span><text:span text:style-name="T3">Lord</text:span><text:span text:style-name="T6"> higher Power than our own; thirdly, because a universal fast held at a/ season in which the fruits of the earth are gathered in,/ indicates that more than worldly goods, Israelites value/ </text:span><text:span text:style-name="T3">the approval of</text:span><text:span text:style-name="T6"> a close communion with the Almighty. <text:s/>I do not say that/ every expression of Philo respecting </text:span><text:span text:style-name="T5">Yom Kippur</text:span><text:span text:style-name="T6"> accords/ with my views, but this I do assert, that the Alexandrian/ Jew rebukes the unrighteous attempt made in our/ days by the School of Reform to virtually abolish a/ national institution most holy, and which perhaps has/ contributed more than any other in preventing our people/ from breaking loose </text:span><text:span text:style-name="T3">of from</text:span><text:span text:style-name="T6"> all </text:span><text:span text:style-name="T3">rules</text:span><text:span text:style-name="T6"> the dictates of morality, tacitly saying: Re- </text:span><text:span text:style-name="T3">To</text:span><text:span text:style-name="T6">/ -member that there is an eye that see, an ear that ears, and thy actions are registered in a book [Hebrew]/ To this unbeliever who pretends that the words of Moses/ do not convey the idea of abstaining from food,/</text:span></text:p>
      <text:p text:style-name="P6"><text:span text:style-name="T6"/></text:p>
      <text:p text:style-name="P6"><text:span text:style-name="T6">[Page 6]</text:span></text:p>
      <text:p text:style-name="P6"><text:span text:style-name="T6">but only of humbling oneself </text:span><text:span text:style-name="T3">completely</text:span><text:span text:style-name="T6"> mentally, Philo/ speaks in unequivocal terms, and tells that "to afflict/ one's soul" has never received among us Jews any/ other meaning than that of fasting. <text:s/>To that caviller/ who teaches the impropriety of asking forgiveness,/ on the plea that God is not revengful[sic!], Philo/ administers a reprimand and calls it an impardon-/-able arrogance in a child who has disobeyed his Father,/ to refuse acknowledging himself at fault. <text:s/>To the/ skeptical critic who argues in favor of the abrogation of the fast, from the absence of/ any record of its injunction outside of the book of Leviticus, </text:span><text:span text:style-name="T3">of the or-</text:span><text:span text:style-name="T6">/</text:span><text:span text:style-name="T3">-dinance of abstaining from eating on the tenth of</text:span><text:span text:style-name="T6">/ </text:span><text:span text:style-name="T3">Tishri</text:span><text:span text:style-name="T6"> Philo brings an uninterrupted chain of oral/ </text:span><text:span text:style-name="T3">teachings</text:span><text:span text:style-name="T6"> imparting, to testify to the truth that what is chro-/-nicled in the third book of the Torah, sufficed/ as an everlasting guide to Israel in every country/ and in every age. <text:s/>In fact, Josephus, whom/ none </text:span><text:span text:style-name="T3">dares</text:span><text:span text:style-name="T6"> would venture to accuse of ignorance of the Hebrew language,/ and who lived in the capital of Judea during the existence/ of the second Temple, relates that Herod, the usurper/ and murderer of the Asmonean dynasty, captured Je-/-rusalem on "the solemn day of the fast", as Pompey/</text:span></text:p>
      <text:p text:style-name="P6"><text:span text:style-name="T6"/></text:p>
      <text:p text:style-name="P6"><text:span text:style-name="T6">[Page 7]</text:span></text:p>
      <text:p text:style-name="P6"><text:span text:style-name="T6">had seized it some twenty five or thirty years before. <text:s/>I do/ not quote the Talmud, which alludes to a super-/-human voice heard by John Hyreams[?] in the/ Holy of Holies on the day of atonement, telling him/ that his sons had vanquished Antiochus, nor do I/ cite the Talmud in reference to Simeon the Just, who/ supernaturally heard in the Holy of Holies, on the day/ of atonement, the announcement that an impending/ evil had been providentially averted. <text:s/>I do not do so,k to prove our continuous adherence to the fast on the tenth of Tishri. <text:s/>I refrain, for/ Jews who deny the </text:span><text:span text:style-name="T3">continuous</text:span><text:span text:style-name="T6"> constant keeping of that awe-/inspiring day everywhere at all times, might reject/ the evidence as that of an interested party. <text:s/>But/ I have often reflected on the matchless sermon of/ Isaiah, which we fittingly rehearse in the morning ser-/-vice of Kippur, and </text:span><text:span text:style-name="T3">have</text:span><text:span text:style-name="T6"> my mind has read in it a public ga-/-thering of much lighter weight than the inspired son of/ Amoz. <text:s/>There stands the prophet in the midst/ of an assembled throng. <text:s/>Like a clarion his voice/ thrillingly reproaches sin. <text:s/>Hypocrisy has entered/ the Temple, and men dare beseech for mercy. <text:s/>Slaves/ are made to drag</text:span><text:span text:style-name="T3">ging</text:span><text:span text:style-name="T6"> the chains, and their masters ask for grace./</text:span></text:p>
      <text:p text:style-name="P6"><text:span text:style-name="T6"/></text:p>
      <text:p text:style-name="P6"><text:span text:style-name="T6">[Page 8]</text:span></text:p>
      <text:p text:style-name="P6"><text:span text:style-name="T6">No, not such is the afflicting of the soul which/ the God of Israel has commanded. <text:s/>Lift up your heads/ bent like bulrushes and look where inequity abides; root/ it out. <text:s/>See where misery lies down with despair;/ relieve them. <text:s/>Sanctify the Sabbath, which the Lord/ Himself has called holy, then will the Parent of Justice/ raise you up </text:span><text:span text:style-name="T3">to Him,</text:span><text:span text:style-name="T6"> spiritually and call you His heritage./ <text:s/>Israelites. <text:s/>Is </text:span><text:span text:style-name="T3">th</text:span><text:span text:style-name="T6"> not that a </text:span><text:soft-page-break/><text:span text:style-name="T6">pen picture </text:span><text:span text:style-name="T3">a faithful reflection</text:span><text:span text:style-name="T6"> of the/ </text:span><text:span text:style-name="T3">fast</text:span><text:span text:style-name="T6"> day kept by our fathers long after Moses had ordered/ its observance? <text:s/>Purify it, I say, of all dross, proclaiming with/ the Rabbis, that our wrongs to man will not be forgiven/ unless redressed, [Hebrew] preach, like the Rabbis, that whosoever ima-/-gines </text:span><text:span text:style-name="T3">that</text:span><text:span text:style-name="T6"> he can repeat his former backslidings, because/ the day of atonement will cleanse them out, cuts himself/ from salvation [Hebrew]. <text:s/>Cast a halo round the blissful/ day, but do not lay upon it impious hands. <text:s/>Do not/ destroy what God's wisdom designed for </text:span><text:span text:style-name="T3">Israelites</text:span><text:span text:style-name="T6"> the general/ permanence of His priestly nation, uphold it that/ it may not be </text:span><text:span text:style-name="T3">kept in the increasing darkness</text:span><text:span text:style-name="T6"> overcast beneath </text:span><text:span text:style-name="T3">forgotten and lost in</text:span><text:span text:style-name="T6"> the lowering clouds of incre-/-dulity, then shall your light rise in obscurity, and your/ darkness be as the noon day, and the Lord shall guide/ you continually; yea, the mouth of the Lord hath spoken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nn Libraries</meta:initial-creator>
    <meta:creation-date>2012-08-29T14:19:11.66</meta:creation-date>
    <meta:document-statistic meta:table-count="0" meta:image-count="0" meta:object-count="0" meta:page-count="5" meta:paragraph-count="85" meta:word-count="1915" meta:character-count="11696"/>
    <dc:date>2012-08-29T15:41:34.47</dc:date>
    <dc:creator>Penn Libraries</dc:creator>
    <meta:editing-duration>PT00H06M31S</meta:editing-duration>
    <meta:editing-cycles>1</meta:editing-cycles>
    <meta:generator>OpenOffice.org/3.2$Win32 OpenOffice.org_project/320m12$Build-9483</meta:generator>
  </office:meta>
</office:document-meta>
</file>